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8af3" officeooo:paragraph-rsid="001b8a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 Again And Prue</text:p>
      <text:p text:style-name="P1"/>
      <text:p text:style-name="P1">Piper stood from the ground. “Leo!” She yelled across the room. “Save her!”</text:p>
      <text:p text:style-name="P1"/>
      <text:p text:style-name="P1">Leo looked up from the lifeless body of Prue. His hands fast at work trying to save the Charmed One. After a moment he gave up. “I, I can't.” Leo sat back and rested on his hands. “It's too late. She's dead.”</text:p>
      <text:p text:style-name="P1"/>
      <text:p text:style-name="P1">Piper screamed. “Leo! No!” Tears streamed down her face as she pressed against Prue's head, trying to stop the bleeding. “She'll die!”</text:p>
      <text:p text:style-name="P1"/>
      <text:p text:style-name="P1">Leo sighed. “She's dead already.”</text:p>
      <text:p text:style-name="P1"/>
      <text:p text:style-name="P1">Standing up, Piper screamed. “Where's Phoebe?”</text:p>
      <text:p text:style-name="P1"/>
      <text:p text:style-name="P1">Leo shrugged. “I... I don't know.”</text:p>
      <text:p text:style-name="P1"/>
      <text:p text:style-name="P1">“She was suppose to be watching out for Shax. She should have been here!”</text:p>
      <text:p text:style-name="P1"/>
      <text:p text:style-name="P1">Leo shook his head. No, if she had been there time would have relived itself and things wouldn't be better off. Phoebe was where she needed to be. He wished he could explain to Piper how it all worked, but that wouldn't be the case. Unfortunately she wouldn't accept any of it. No matter how many times time reset itself.</text:p>
      <text:p text:style-name="P1"/>
      <text:p text:style-name="P1">Piper stormed out of the manor. “I'll fin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5T18:47:43.796726739</meta:creation-date>
    <dc:date>2015-01-25T19:53:35.262791390</dc:date>
    <meta:editing-duration>PT50M41S</meta:editing-duration>
    <meta:editing-cycles>1</meta:editing-cycles>
    <meta:document-statistic meta:table-count="0" meta:image-count="0" meta:object-count="0" meta:page-count="1" meta:paragraph-count="10" meta:word-count="181" meta:character-count="991" meta:non-whitespace-character-count="820"/>
    <meta:generator>LibreOffice/4.2.7.2$Linux_X86_64 LibreOffice_project/420m0$Build-2</meta:generator>
  </office:meta>
</office:document-meta>
</file>